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602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431in"/>
    </style:style>
    <style:style style:name="Table4.C" style:family="table-column">
      <style:table-column-properties style:column-width="1.3688in"/>
    </style:style>
    <style:style style:name="Table4.D" style:family="table-column">
      <style:table-column-properties style:column-width="1.622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5.9451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4563in"/>
    </style:style>
    <style:style style:name="Table5.M" style:family="table-column">
      <style:table-column-properties style:column-width="0.4701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7611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701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5382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5382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DejaVu Sans" fo:font-size="12pt" style:text-underline-style="none" style:font-size-asian="12pt" style:font-size-complex="12pt"/>
    </style:style>
    <style:style style:name="P4" style:family="paragraph" style:parent-style-name="normal">
      <style:text-properties style:font-name="essiah1" fo:font-size="28pt" style:font-name-asian="essiah2" style:font-size-asian="28pt" style:font-name-complex="essiah2" style:font-size-complex="28pt"/>
    </style:style>
    <style:style style:name="P5" style:family="paragraph" style:parent-style-name="normal">
      <style:text-properties style:font-name="essiah1" fo:font-size="28pt" style:font-size-asian="28pt" style:font-size-complex="28pt"/>
    </style:style>
    <style:style style:name="P6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7" style:family="paragraph" style:parent-style-name="normal">
      <style:text-properties style:font-name="essiah1" fo:font-size="28pt" style:text-underline-style="none" style:font-name-asian="essiah2" style:font-size-asian="28pt" style:font-name-complex="essiah2" style:font-size-complex="28pt"/>
    </style:style>
    <style:style style:name="P8" style:family="paragraph" style:parent-style-name="normal">
      <style:text-properties style:font-name="Bodoni 72" fo:font-size="12pt" style:font-size-asian="12pt" style:font-size-complex="12pt"/>
    </style:style>
    <style:style style:name="P9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10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11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12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13" style:family="paragraph" style:parent-style-name="normal">
      <style:text-properties style:font-name="Bodoni 72" fo:font-size="16pt" style:font-size-asian="16pt" style:font-size-complex="16pt"/>
    </style:style>
    <style:style style:name="P14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5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6" style:family="paragraph" style:parent-style-name="normal">
      <style:text-properties style:font-name="Liberation Mono" fo:font-size="24pt" style:font-size-asian="24pt" style:font-size-complex="24pt"/>
    </style:style>
    <style:style style:name="P17" style:family="paragraph" style:parent-style-name="normal">
      <style:text-properties style:font-name="Essiah" fo:font-size="28pt" style:font-size-asian="28pt" style:font-size-complex="28pt"/>
    </style:style>
    <style:style style:name="P18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8pt" style:font-size-asian="28pt" style:font-size-complex="28pt"/>
    </style:style>
    <style:style style:name="P19" style:family="paragraph" style:parent-style-name="normal">
      <style:text-properties style:font-name="Essiah" fo:font-size="28pt" style:text-underline-style="none" style:font-size-asian="28pt" style:font-size-complex="28pt"/>
    </style:style>
    <style:style style:name="P20" style:family="paragraph" style:parent-style-name="normal">
      <style:text-properties style:font-name="Essiah" fo:font-size="28pt" style:font-name-asian="essiah2" style:font-size-asian="28pt" style:font-name-complex="essiah2" style:font-size-complex="28pt"/>
    </style:style>
    <style:style style:name="P21" style:family="paragraph" style:parent-style-name="normal">
      <style:text-properties fo:color="#000000" style:font-name="essiah1" fo:font-size="28pt" style:text-underline-style="none" style:font-name-asian="essiah2" style:font-size-asian="28pt" style:font-name-complex="essiah2" style:font-size-complex="28pt"/>
    </style:style>
    <style:style style:name="P22" style:family="paragraph" style:parent-style-name="normal">
      <style:text-properties fo:color="#000000" style:font-name="essiah" fo:font-size="28pt" style:text-underline-style="none" style:font-name-asian="essiah2" style:font-size-asian="28pt" style:font-name-complex="essiah2" style:font-size-complex="28pt"/>
    </style:style>
    <style:style style:name="P23" style:family="paragraph" style:parent-style-name="normal">
      <style:text-properties fo:font-size="28pt" style:font-size-asian="28pt" style:font-size-complex="28pt"/>
    </style:style>
    <style:style style:name="P24" style:family="paragraph" style:parent-style-name="normal">
      <style:text-properties style:font-name="essiah" fo:font-size="28pt" style:font-name-asian="essiah2" style:font-size-asian="28pt" style:font-name-complex="essiah2" style:font-size-complex="28pt"/>
    </style:style>
    <style:style style:name="P25" style:family="paragraph" style:parent-style-name="normal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P26" style:family="paragraph" style:parent-style-name="normal">
      <style:text-properties style:font-name="essiah" fo:font-size="16pt" style:text-underline-style="none" style:font-name-asian="essiah2" style:font-size-asian="16pt" style:font-name-complex="essiah2" style:font-size-complex="16pt"/>
    </style:style>
    <style:style style:name="P27" style:family="paragraph" style:parent-style-name="normal">
      <style:text-properties fo:font-size="24pt" style:font-size-asian="24pt" style:font-size-complex="24pt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essiah" fo:font-size="28pt" style:font-size-asian="28pt" style:font-size-complex="28pt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essiah" fo:font-size="28pt" style:text-underline-style="none" fo:font-weight="normal" style:font-size-asian="28pt" style:font-weight-asian="normal" style:font-size-complex="28pt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DejaVu Sans" fo:font-size="12pt" style:text-underline-style="none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ah1" fo:font-size="28pt" style:font-size-asian="28pt" style:font-size-complex="28pt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essiah1" fo:font-size="28pt" style:text-underline-style="none" fo:font-weight="normal" style:font-size-asian="28pt" style:font-weight-asian="normal" style:font-size-complex="28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DejaVu Sans1" fo:font-size="16pt" fo:font-weight="normal" style:font-size-asian="16pt" style:font-weight-asian="normal" style:font-size-complex="16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fo:font-size="16pt" style:font-size-asian="16pt" style:font-size-complex="16pt"/>
    </style:style>
    <style:style style:name="P44" style:family="paragraph" style:parent-style-name="Standard">
      <style:paragraph-properties fo:text-align="start" style:justify-single-word="false" style:writing-mode="lr-tb">
        <style:tab-stops>
          <style:tab-stop style:position="1.4374in"/>
        </style:tab-stops>
      </style:paragraph-properties>
      <style:text-properties fo:font-size="16pt" style:font-size-asian="16pt" style:font-size-complex="16pt"/>
    </style:style>
    <style:style style:name="P45" style:family="paragraph" style:parent-style-name="Standard">
      <style:paragraph-properties fo:text-align="start" style:justify-single-word="false" style:writing-mode="lr-tb"/>
      <style:text-properties fo:font-size="28pt" style:font-size-asian="28pt" style:font-size-complex="28pt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Essiah" fo:font-size="28pt" style:text-underline-style="none" fo:font-weight="normal" style:font-size-asian="28pt" style:font-weight-asian="normal" style:font-size-complex="28pt" style:font-weight-complex="normal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Essiah" fo:font-size="28pt" style:font-size-asian="28pt" style:font-size-complex="28pt"/>
    </style:style>
    <style:style style:name="P48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4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style:font-name="Essiah" fo:font-size="28pt" style:font-size-asian="28pt" style:font-size-complex="28pt"/>
    </style:style>
    <style:style style:name="P50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8pt" fo:font-style="normal" style:text-underline-style="none" fo:font-weight="normal" fo:background-color="transparent" style:font-name-asian="essiah2" style:font-size-asian="28pt" style:font-style-asian="normal" style:font-weight-asian="normal" style:font-name-complex="essiah2" style:font-size-complex="28pt"/>
    </style:style>
    <style:style style:name="P51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2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53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8pt" fo:font-style="normal" style:text-underline-style="none" fo:font-weight="normal" fo:background-color="transparent" style:font-name-asian="essiah2" style:font-size-asian="28pt" style:font-style-asian="normal" style:font-weight-asian="normal" style:font-name-complex="essiah2" style:font-size-complex="28pt"/>
    </style:style>
    <style:style style:name="P5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55" style:family="paragraph" style:parent-style-name="Heading_20_1">
      <style:text-properties style:font-name="Bodoni 72"/>
    </style:style>
    <style:style style:name="P56" style:family="paragraph" style:parent-style-name="Heading_20_2">
      <style:text-properties style:font-name="Bodoni 72"/>
    </style:style>
    <style:style style:name="P57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58" style:family="paragraph" style:parent-style-name="normal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P59" style:family="paragraph" style:parent-style-name="normal">
      <style:text-properties style:font-name="Essiah" fo:font-size="28pt" style:text-underline-style="none" style:font-size-asian="28pt" style:font-size-complex="28pt"/>
    </style:style>
    <style:style style:name="P60" style:family="paragraph" style:parent-style-name="normal">
      <style:text-properties style:font-name="Bodoni 72" fo:font-size="28pt" style:text-underline-style="none" style:font-name-asian="essiah2" style:font-size-asian="28pt" style:font-name-complex="essiah2" style:font-size-complex="28pt"/>
    </style:style>
    <style:style style:name="P61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62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63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64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65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66" style:family="paragraph" style:parent-style-name="normal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P67" style:family="paragraph" style:parent-style-name="normal">
      <style:text-properties style:font-name="essiah" fo:font-size="28pt" style:font-name-asian="essiah2" style:font-size-asian="28pt" style:font-name-complex="essiah2" style:font-size-complex="28pt"/>
    </style:style>
    <style:style style:name="P68" style:family="paragraph" style:parent-style-name="Heading_20_2">
      <style:text-properties style:font-name="Bodoni 72" style:font-name-asian="Verdana1" style:font-name-complex="Verdana1"/>
    </style:style>
    <style:style style:name="P69" style:family="paragraph" style:parent-style-name="Heading_20_2">
      <style:text-properties style:font-name="Bodoni 72" style:text-underline-style="none" style:font-name-asian="Verdana1" style:font-name-complex="Verdana1"/>
    </style:style>
    <style:style style:name="P70" style:family="paragraph" style:parent-style-name="Title" style:master-page-name="Standard">
      <style:paragraph-properties style:page-number="1"/>
    </style:style>
    <style:style style:name="P71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72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8pt" style:text-underline-style="none" fo:font-weight="normal" style:letter-kerning="true" style:font-name-asian="Droid Sans Fallback" style:font-size-asian="28pt" style:language-asian="zh" style:country-asian="CN" style:font-weight-asian="normal" style:font-name-complex="Droid Sans Devanagari" style:font-size-complex="28pt" style:language-complex="hi" style:country-complex="IN" style:font-weight-complex="normal"/>
    </style:style>
    <style:style style:name="P73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T1" style:family="text">
      <style:text-properties style:font-name="essiah"/>
    </style:style>
    <style:style style:name="T2" style:family="text">
      <style:text-properties style:font-name="essiah" style:text-underline-style="none"/>
    </style:style>
    <style:style style:name="T3" style:family="text">
      <style:text-properties style:font-name="essiah" style:text-underline-style="none" fo:font-weight="normal" style:font-weight-asian="normal" style:font-weight-complex="normal"/>
    </style:style>
    <style:style style:name="T4" style:family="text">
      <style:text-properties style:font-name="essiah" style:text-underline-style="none" style:font-name-asian="essiah2" style:font-name-complex="essiah2"/>
    </style:style>
    <style:style style:name="T5" style:family="text">
      <style:text-properties style:font-name="essiah" fo:font-weight="normal" style:font-weight-asian="normal" style:font-weight-complex="normal"/>
    </style:style>
    <style:style style:name="T6" style:family="text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T7" style:family="text">
      <style:text-properties style:font-name="essiah" style:font-name-asian="essiah2" style:font-name-complex="essiah2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style:font-name="eXsE" style:text-underline-style="none" style:font-name-asian="eXsE1" style:font-name-complex="eXsE1"/>
    </style:style>
    <style:style style:name="T10" style:family="text">
      <style:text-properties fo:color="#000000" style:font-name="essiah" style:text-underline-style="none" style:font-name-asian="essiah2" style:font-name-complex="essiah2" loext:opacity="100%"/>
    </style:style>
    <style:style style:name="T11" style:family="text">
      <style:text-properties fo:color="#000000" style:font-name="essiah" fo:font-size="28pt" style:text-underline-style="none" style:font-name-asian="essiah2" style:font-size-asian="28pt" style:font-name-complex="essiah2" style:font-size-complex="28pt"/>
    </style:style>
    <style:style style:name="T12" style:family="text">
      <style:text-properties fo:color="#000000" style:text-outline="false" style:text-line-through-style="none" style:font-name="essiah" fo:font-style="normal" fo:text-shadow="none" style:text-underline-style="none" fo:font-weight="normal" style:font-style-asian="normal" style:font-weight-asian="normal" style:font-weight-complex="normal" style:text-emphasize="none" loext:opacity="100%"/>
    </style:style>
    <style:style style:name="T13" style:family="text">
      <style:text-properties fo:color="#000000" style:text-underline-style="none" style:font-name-asian="essiah2" style:font-name-complex="essiah2" loext:opacity="100%"/>
    </style:style>
    <style:style style:name="T14" style:family="text">
      <style:text-properties fo:color="#000000" fo:font-weight="bold" style:font-name-asian="essiah2" style:font-weight-asian="bold" style:font-name-complex="essiah2" style:font-weight-complex="bold"/>
    </style:style>
    <style:style style:name="T15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16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Verdana1" style:font-style-asian="normal" style:font-weight-asian="normal" style:font-name-complex="Verdana1" loext:opacity="100%" loext:char-shading-value="0"/>
    </style:style>
    <style:style style:name="T17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ssiah2" style:font-style-asian="normal" style:font-weight-asian="normal" style:font-name-complex="essiah2" loext:opacity="100%" loext:char-shading-value="0"/>
    </style:style>
    <style:style style:name="T18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9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20" style:family="text">
      <style:text-properties fo:font-variant="normal" fo:text-transform="none" fo:color="#00000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1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22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3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4" style:family="text">
      <style:text-properties style:font-name-asian="essiah2" style:font-name-complex="essiah2"/>
    </style:style>
    <style:style style:name="T25" style:family="text">
      <style:text-properties fo:color="#808080" style:font-name-asian="essiah2" style:font-name-complex="essiah2" loext:opacity="100%"/>
    </style:style>
    <style:style style:name="T26" style:family="text">
      <style:text-properties fo:color="#808080" fo:font-weight="bold" style:font-name-asian="essiah2" style:font-weight-asian="bold" style:font-name-complex="essiah2" style:font-weight-complex="bold"/>
    </style:style>
    <style:style style:name="T27" style:family="text">
      <style:text-properties fo:color="#808080" fo:font-weight="bold" style:font-name-asian="essiah2" style:font-weight-asian="bold" style:font-name-complex="essiah2" style:font-weight-complex="bold" loext:opacity="100%"/>
    </style:style>
    <style:style style:name="T28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style:font-name-asian="essiah2" style:font-weight-asian="normal" style:font-name-complex="essiah2" style:font-weight-complex="normal"/>
    </style:style>
    <style:style style:name="T31" style:family="text">
      <style:text-properties style:font-name="DejaVu Sans1" fo:font-weight="normal" style:font-weight-asian="normal" style:font-weight-complex="normal"/>
    </style:style>
    <style:style style:name="T32" style:family="text">
      <style:text-properties style:use-window-font-color="true" style:font-name="DejaVu Sans1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3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4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5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6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7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8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style:font-name-asian="essiah2" style:font-name-complex="essiah2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style:font-name-asian="eXsE1" style:font-name-complex="eXsE1"/>
    </style:style>
    <style:style style:name="T43" style:family="text">
      <style:text-properties fo:font-weight="bold" style:font-name-asian="essiah2" style:font-weight-asian="bold" style:font-name-complex="essiah2" style:font-weight-complex="bold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T46" style:family="text">
      <style:text-properties style:font-name="Essiah" fo:font-size="28pt" style:text-underline-style="none" style:font-size-asian="28pt" style:font-size-complex="28pt"/>
    </style:style>
    <style:style style:name="T47" style:family="text">
      <style:text-properties fo:color="#999999" fo:font-weight="normal" style:font-name-asian="essiah2" style:font-weight-asian="normal" style:font-name-complex="essiah2" style:font-weight-complex="normal"/>
    </style:style>
    <style:style style:name="T48" style:family="text">
      <style:text-properties fo:color="#999999" fo:font-weight="normal" style:font-name-asian="essiah2" style:font-weight-asian="normal" style:font-name-complex="essiah2" style:font-weight-complex="normal" loext:opacity="100%"/>
    </style:style>
    <style:style style:name="T49" style:family="text">
      <style:text-properties style:text-position="sub 58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essEo</text:p>
      <text:p text:style-name="P55">Alphabet</text:p>
      <text:p text:style-name="P6">oIYwW</text:p>
      <text:p text:style-name="P6">eaui EAUO</text:p>
      <text:p text:style-name="P6">cnms gjlr</text:p>
      <text:p text:style-name="P6">ftdp CHTS</text:p>
      <text:p text:style-name="P6">bLvz hZXN</text:p>
      <text:p text:style-name="P55">Letter Names</text:p>
      <text:p text:style-name="P16"><text:span text:style-name="T47">n</text:span><text:span text:style-name="T43">o</text:span><text:span text:style-name="T24"> <text:s/></text:span><text:span text:style-name="T43">ī</text:span><text:span text:style-name="T24"> <text:s text:c="2"/></text:span><text:span text:style-name="T43">ü</text:span><text:span text:style-name="T24"> <text:s text:c="2"/></text:span><text:span text:style-name="T43">ö</text:span><text:span text:style-name="T24"> <text:s text:c="2"/></text:span><text:span text:style-name="T14">ʊ</text:span></text:p>
      <text:p text:style-name="P16"><text:span text:style-name="T28">b</text:span><text:span text:style-name="T43">e <text:s/></text:span><text:span text:style-name="T48">ḻ</text:span><text:span text:style-name="T43">a <text:s/></text:span><text:span text:style-name="T28">v</text:span><text:span text:style-name="T43">u <text:s/></text:span><text:span text:style-name="T28">z</text:span><text:span text:style-name="T15">o</text:span><text:span text:style-name="T43"> <text:s/>ē</text:span><text:span text:style-name="T24"> <text:s text:c="2"/></text:span><text:span text:style-name="T15">ā</text:span><text:span text:style-name="T24"> <text:s text:c="2"/></text:span><text:span text:style-name="T43">ū</text:span><text:span text:style-name="T24"> <text:s text:c="2"/></text:span><text:span text:style-name="T43">ō</text:span></text:p>
      <text:p text:style-name="P16"><text:span text:style-name="T43">k</text:span><text:span text:style-name="T28">ō</text:span><text:span text:style-name="T25"> <text:s/></text:span><text:span text:style-name="T15">n</text:span><text:span text:style-name="T22">ō</text:span><text:span text:style-name="T25"> <text:s/></text:span><text:span text:style-name="T15">m</text:span><text:span text:style-name="T25">ā</text:span><text:span text:style-name="T24"> <text:s/></text:span><text:span text:style-name="T43">s</text:span><text:span text:style-name="T25">ā <text:s/></text:span><text:span text:style-name="T15">g</text:span><text:span text:style-name="T22">ō</text:span><text:span text:style-name="T25"> <text:s/></text:span><text:span text:style-name="T15">j</text:span><text:span text:style-name="T22">ō</text:span><text:span text:style-name="T25"> <text:s/></text:span><text:span text:style-name="T15">l</text:span><text:span text:style-name="T25">ā <text:s/></text:span><text:span text:style-name="T15">r</text:span><text:span text:style-name="T22">ā</text:span><text:span text:style-name="T25"> <text:s text:c="2"/></text:span></text:p>
      <text:p text:style-name="P16"><text:span text:style-name="T21">f</text:span><text:span text:style-name="T22">ō</text:span><text:span text:style-name="T23"> <text:s/></text:span><text:span text:style-name="T21">t</text:span><text:span text:style-name="T22">ō</text:span><text:span text:style-name="T23"> <text:s/></text:span><text:span text:style-name="T43">d</text:span><text:span text:style-name="T28">ā</text:span><text:span text:style-name="T26"> <text:s/></text:span><text:span text:style-name="T43">p</text:span><text:span text:style-name="T28">ā</text:span><text:span text:style-name="T28"> <text:s/></text:span><text:span text:style-name="T15">ch</text:span><text:span text:style-name="T28">ō</text:span><text:span text:style-name="T27"> </text:span><text:span text:style-name="T21">θ</text:span><text:span text:style-name="T22">ō</text:span><text:span text:style-name="T20"> <text:s/></text:span><text:span text:style-name="T21">∂</text:span><text:span text:style-name="T23">ā <text:s/></text:span><text:span text:style-name="T15">sh</text:span><text:span text:style-name="T23">ā</text:span></text:p>
      <text:p text:style-name="P16"><text:span text:style-name="T15">b</text:span><text:span text:style-name="T22">ē</text:span><text:span text:style-name="T27"> <text:s/></text:span><text:span text:style-name="T15">ḻ</text:span><text:span text:style-name="T23">ā</text:span><text:span text:style-name="T27"> <text:s/></text:span><text:span text:style-name="T15">v</text:span><text:span text:style-name="T22">ū</text:span><text:span text:style-name="T27"> <text:s/></text:span><text:span text:style-name="T15">z</text:span><text:span text:style-name="T22">ō</text:span><text:span text:style-name="T27"> <text:s/></text:span><text:span text:style-name="T15">h</text:span><text:span text:style-name="T28">ē</text:span><text:span text:style-name="T28"> <text:s/></text:span><text:span text:style-name="T15">zh</text:span><text:span text:style-name="T23">ā</text:span><text:span text:style-name="T22"> </text:span><text:span text:style-name="T22">ū</text:span><text:span text:style-name="T15">ng </text:span><text:span text:style-name="T21">xh</text:span><text:span text:style-name="T22">ō</text:span></text:p>
      <text:p text:style-name="P55">Basics</text:p>
      <text:p text:style-name="P13">The default order is Subject-Verb-Object, but any arrangement is allowed with the use of markers.</text:p>
      <text:p text:style-name="P14"/>
      <text:p text:style-name="P13">The subject and object are optional. When no subject is given, 1st person singular is assumed.</text:p>
      <text:p text:style-name="P14"/>
      <text:p text:style-name="P8"><text:span text:style-name="T44">Modifiers follow their target (i.e. "ball the red").</text:span><text:span text:style-name="T40"><text:tab/></text:span></text:p>
      <text:p text:style-name="P55"><text:soft-page-break/>Articles</text:p>
      <text:p text:style-name="P13">Indefinite Singular</text:p>
      <text:p text:style-name="P17">-</text:p>
      <text:p text:style-name="P9">Indefinite Plural</text:p>
      <text:p text:style-name="P19">u</text:p>
      <text:p text:style-name="P13">Definite Singular</text:p>
      <text:p text:style-name="P24">tu</text:p>
      <text:p text:style-name="P13">Definite Plural</text:p>
      <text:p text:style-name="P21">etu</text:p>
      <text:p text:style-name="P55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1">Number</text:p>
          </table:table-cell>
          <table:table-cell table:style-name="Table4.A1" office:value-type="string">
            <text:p text:style-name="P51">Person</text:p>
          </table:table-cell>
          <table:table-cell table:style-name="Table4.A1" office:value-type="string">
            <text:p text:style-name="P51">English</text:p>
          </table:table-cell>
          <table:table-cell table:style-name="Table4.A1" office:value-type="string">
            <text:p text:style-name="P49"><text:span text:style-name="T16">ess</text:span><text:span text:style-name="T16">E</text:span><text:span text:style-name="T16">o</text:span></text:p>
          </table:table-cell>
        </table:table-row>
        <table:table-row table:style-name="Table4.1">
          <table:table-cell table:style-name="Table4.A2" office:value-type="string">
            <text:p text:style-name="P51">Singular</text:p>
          </table:table-cell>
          <table:table-cell table:style-name="Table4.A2" office:value-type="string">
            <text:p text:style-name="P51">1st</text:p>
          </table:table-cell>
          <table:table-cell table:style-name="Table4.A2" office:value-type="string">
            <text:p text:style-name="P51">I, me</text:p>
          </table:table-cell>
          <table:table-cell table:style-name="Table4.A2" office:value-type="string">
            <text:p text:style-name="P18">-</text:p>
          </table:table-cell>
        </table:table-row>
        <table:table-row table:style-name="Table4.1"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>2nd</text:p>
          </table:table-cell>
          <table:table-cell table:style-name="Table4.A2" office:value-type="string">
            <text:p text:style-name="P51">you</text:p>
          </table:table-cell>
          <table:table-cell table:style-name="Table4.A2" office:value-type="string">
            <text:p text:style-name="P50">ton</text:p>
          </table:table-cell>
        </table:table-row>
        <table:table-row table:style-name="Table4.1"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>3rd</text:p>
          </table:table-cell>
          <table:table-cell table:style-name="Table4.A2" office:value-type="string">
            <text:p text:style-name="P51">he, she, it, this</text:p>
          </table:table-cell>
          <table:table-cell table:style-name="Table4.A2" office:value-type="string">
            <text:p text:style-name="P50">sonu</text:p>
          </table:table-cell>
        </table:table-row>
        <table:table-row table:style-name="Table4.1"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>3rd</text:p>
          </table:table-cell>
          <table:table-cell table:style-name="Table4.A2" office:value-type="string">
            <text:p text:style-name="P51">that</text:p>
          </table:table-cell>
          <table:table-cell table:style-name="Table4.A2" office:value-type="string">
            <text:p text:style-name="P50">sonA</text:p>
          </table:table-cell>
        </table:table-row>
        <table:table-row table:style-name="Table4.1">
          <table:table-cell table:style-name="Table4.A2" office:value-type="string">
            <text:p text:style-name="P51">Plural</text:p>
          </table:table-cell>
          <table:table-cell table:style-name="Table4.A2" office:value-type="string">
            <text:p text:style-name="P51">1st</text:p>
          </table:table-cell>
          <table:table-cell table:style-name="Table4.A2" office:value-type="string">
            <text:p text:style-name="P51">we, us</text:p>
          </table:table-cell>
          <table:table-cell table:style-name="Table4.A2" office:value-type="string">
            <text:p text:style-name="P49"><text:span text:style-name="T17">s</text:span><text:span text:style-name="T17">U</text:span></text:p>
          </table:table-cell>
        </table:table-row>
        <table:table-row table:style-name="Table4.1"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>2nd</text:p>
          </table:table-cell>
          <table:table-cell table:style-name="Table4.A2" office:value-type="string">
            <text:p text:style-name="P51">you all</text:p>
          </table:table-cell>
          <table:table-cell table:style-name="Table4.A2" office:value-type="string">
            <text:p text:style-name="P50">ten</text:p>
          </table:table-cell>
        </table:table-row>
        <table:table-row table:style-name="Table4.1"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>3rd</text:p>
          </table:table-cell>
          <table:table-cell table:style-name="Table4.A2" office:value-type="string">
            <text:p text:style-name="P51">they, these</text:p>
          </table:table-cell>
          <table:table-cell table:style-name="Table4.A2" office:value-type="string">
            <text:p text:style-name="P50">sUnu</text:p>
          </table:table-cell>
        </table:table-row>
        <table:table-row table:style-name="Table4.1"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>3rd</text:p>
          </table:table-cell>
          <table:table-cell table:style-name="Table4.A2" office:value-type="string">
            <text:p text:style-name="P51">those</text:p>
          </table:table-cell>
          <table:table-cell table:style-name="Table4.A2" office:value-type="string">
            <text:p text:style-name="P50">sUnA</text:p>
          </table:table-cell>
        </table:table-row>
      </table:table>
      <text:p text:style-name="P55">Punctuation</text:p>
      <text:p text:style-name="P13">Period</text:p>
      <text:p text:style-name="P5">.</text:p>
      <text:p text:style-name="P13">Comma</text:p>
      <text:p text:style-name="P5"><text:soft-page-break/>,</text:p>
      <text:p text:style-name="P13">Number Marker</text:p>
      <text:p text:style-name="P5">;</text:p>
      <text:p text:style-name="P13">Quotation Marks</text:p>
      <text:p text:style-name="P5">&lt;&gt;</text:p>
      <text:p text:style-name="P13">Parenthesis</text:p>
      <text:p text:style-name="P17">()</text:p>
      <text:p text:style-name="P13">Curly Brackets</text:p>
      <text:p text:style-name="P17">{}</text:p>
      <text:p text:style-name="P13">Brackets</text:p>
      <text:p text:style-name="P17">[]</text:p>
      <text:p text:style-name="P55">Markers</text:p>
      <text:p text:style-name="P56"><text:span text:style-name="T40">Direct</text:span><text:span text:style-name="T40"> Object</text:span></text:p>
      <text:p text:style-name="P58">li</text:p>
      <text:p text:style-name="P60"/>
      <text:p text:style-name="P10">"I own the night."</text:p>
      <text:p text:style-name="P24">&lt;brAs tEO tu.&gt;</text:p>
      <text:p text:style-name="P10"/>
      <text:p text:style-name="P10">"The night, I own."</text:p>
      <text:p text:style-name="P58">&lt;li tEO tu brAs.&gt;</text:p>
      <text:p text:style-name="P68">Possesive</text:p>
      <text:p text:style-name="P24">es</text:p>
      <text:p text:style-name="P9"/>
      <text:p text:style-name="P9">"They will own the night of the people."</text:p>
      <text:p text:style-name="P17"><text:soft-page-break/><text:span text:style-name="T40">&lt;sUnu brAsO tEO tu es sE e</text:span><text:span text:style-name="T13">tu</text:span><text:span text:style-name="T40">.&gt;</text:span></text:p>
      <text:p text:style-name="P9"/>
      <text:p text:style-name="P9">"Their people will force us."</text:p>
      <text:p text:style-name="P17"><text:span text:style-name="T40">&lt;sE s</text:span><text:span text:style-name="T13">U</text:span><text:span text:style-name="T40">nu es das</text:span><text:span text:style-name="T13">UO</text:span><text:span text:style-name="T40"> s</text:span><text:span text:style-name="T13">U</text:span><text:span text:style-name="T40">.&gt;</text:span></text:p>
      <text:p text:style-name="P68">Towards</text:p>
      <text:p text:style-name="P24">prU</text:p>
      <text:p text:style-name="P14"/>
      <text:p text:style-name="P14">"You all will speak to the people."</text:p>
      <text:p text:style-name="P5"><text:span text:style-name="T24">&lt;tan v</text:span><text:span text:style-name="T13">O</text:span><text:span text:style-name="T24">sO prU sE </text:span><text:span text:style-name="T13">etu</text:span><text:span text:style-name="T24">.&gt;</text:span></text:p>
      <text:p text:style-name="P69">For</text:p>
      <text:p text:style-name="P7">os</text:p>
      <text:p text:style-name="P11"/>
      <text:p text:style-name="P11">"We owned the night for the people."</text:p>
      <text:p text:style-name="P5"><text:span text:style-name="T40">&lt;s</text:span><text:span text:style-name="T13">U</text:span><text:span text:style-name="T40"> ObrAs tEO tu os sE </text:span><text:span text:style-name="T13">etu</text:span><text:span text:style-name="T40">.&gt;</text:span></text:p>
      <text:p text:style-name="P68">And</text:p>
      <text:p text:style-name="P22">un</text:p>
      <text:p text:style-name="P11"/>
      <text:p text:style-name="P11">"They have done good and evil."</text:p>
      <text:p text:style-name="P5"><text:span text:style-name="T40">&lt;Os</text:span><text:span text:style-name="T13">U</text:span><text:span text:style-name="T40">nu li AOn </text:span><text:span text:style-name="T13">un gw</text:span><text:span text:style-name="T40">.&gt;</text:span></text:p>
      <text:p text:style-name="P9"/>
      <text:p text:style-name="P10">"You all speak for the people and not a state."</text:p>
      <text:p text:style-name="P23"><text:span text:style-name="T4">&lt;tan v</text:span><text:span text:style-name="T10">O</text:span><text:span text:style-name="T4">s os sE </text:span><text:span text:style-name="T10">etu</text:span><text:span text:style-name="T4"> </text:span><text:span text:style-name="T10">un</text:span><text:span text:style-name="T4"> doks anu.&gt;</text:span></text:p>
      <text:p text:style-name="P3"/>
      <text:p text:style-name="P56"><text:soft-page-break/>Or</text:p>
      <text:p text:style-name="P25">et</text:p>
      <text:p text:style-name="P9"/>
      <text:p text:style-name="P11">Red or yellow?</text:p>
      <text:p text:style-name="P25">&lt;?sOnu et nEsu.&gt;</text:p>
      <text:p text:style-name="P56">Question (pronounced "cay")</text:p>
      <text:p text:style-name="P4">?</text:p>
      <text:p text:style-name="P13"/>
      <text:p text:style-name="P11">"Will you own the people, or will the people own you?"</text:p>
      <text:p text:style-name="normal"><text:span text:style-name="T6">&lt;?ton brAsO sE </text:span><text:span text:style-name="T11">etu</text:span><text:span text:style-name="T6">, et sE </text:span><text:span text:style-name="T11">etu</text:span><text:span text:style-name="T6"> brAsO ton.&gt;</text:span></text:p>
      <text:p text:style-name="P56">Not</text:p>
      <text:p text:style-name="P25">anu</text:p>
      <text:p text:style-name="P11"/>
      <text:p text:style-name="P11">"You did not force me."</text:p>
      <text:p text:style-name="P25">&lt;ton odaso anu.&gt;</text:p>
      <text:p text:style-name="P9"/>
      <text:p text:style-name="P11">"I will not force you."</text:p>
      <text:p text:style-name="P23"><text:span text:style-name="T4">&lt;das</text:span><text:span text:style-name="T10">O</text:span><text:span text:style-name="T4"> anu ton.&gt;</text:span></text:p>
      <text:p text:style-name="P55">Verb Tenses</text:p>
      <text:p text:style-name="P15">"I owned."</text:p>
      <text:p text:style-name="P17"><text:span text:style-name="T24">&lt;ObrAs.&gt;</text:span> </text:p>
      <text:p text:style-name="P13"/>
      <text:p text:style-name="P13">"I own."</text:p>
      <text:p text:style-name="P20">&lt;brAs.&gt;</text:p>
      <text:p text:style-name="P13"/>
      <text:p text:style-name="P15"><text:soft-page-break/>"I will own."</text:p>
      <text:p text:style-name="P20">&lt;brAsO.&gt;</text:p>
      <text:p text:style-name="P15"/>
      <text:p text:style-name="P14">"I owned the night."</text:p>
      <text:p text:style-name="P17"><text:span text:style-name="T24">&lt;ObrAs tEO tu.&gt;</text:span><text:span text:style-name="T42"> </text:span></text:p>
      <text:p text:style-name="P13"/>
      <text:p text:style-name="P13">"I own the night."</text:p>
      <text:p text:style-name="P17"><text:span text:style-name="T24">&lt;brAs tEO tu.&gt;</text:span><text:span text:style-name="T42"> </text:span></text:p>
      <text:p text:style-name="P13"/>
      <text:p text:style-name="P10">"I will own the night."</text:p>
      <text:p text:style-name="P27"><text:span text:style-name="T6">&lt;brAsO tEO tu.&gt;</text:span><text:span text:style-name="T9"> </text:span></text:p>
      <text:p text:style-name="P11"/>
      <text:p text:style-name="P11">"I stood with you."</text:p>
      <text:p text:style-name="P25">&lt;OAgres lu U.&gt;</text:p>
      <text:p text:style-name="P9"/>
      <text:p text:style-name="P11">"I will be standing with them."</text:p>
      <text:p text:style-name="P23"><text:span text:style-name="T4">&lt;ahresO nul lu</text:span><text:span text:style-name="T10"> sUnu</text:span><text:span text:style-name="T4">.&gt;</text:span></text:p>
      <text:p text:style-name="P9"/>
      <text:p text:style-name="P12">Progressive Action</text:p>
      <text:p text:style-name="P25">nul</text:p>
      <text:p text:style-name="P10"/>
      <text:p text:style-name="P11">"You are owning the night."</text:p>
      <text:p text:style-name="normal"><text:span text:style-name="T6">&lt; U brAs nul tEO tu.&gt;</text:span><text:span text:style-name="T8"><text:line-break/></text:span></text:p>
      <text:p text:style-name="P11">Completed Action</text:p>
      <text:p text:style-name="P7">dun</text:p>
      <text:p text:style-name="P9"/>
      <text:p text:style-name="P11">"You had owned the night."</text:p>
      <text:p text:style-name="P25">&lt;Y obrAs do tEO tu.&gt;</text:p>
      <text:p text:style-name="P9"/>
      <text:p text:style-name="P9">"You have owned the night."</text:p>
      <text:p text:style-name="P58"><text:soft-page-break/>&lt;Y brAs do tEO tu.&gt;</text:p>
      <text:p text:style-name="P10"/>
      <text:p text:style-name="P9">"You will have owned the night."</text:p>
      <text:p text:style-name="P25">&lt;Y brAs do teo tru.&gt;</text:p>
      <text:p text:style-name="P11"/>
      <text:p text:style-name="P11">“You had been owning the night.”</text:p>
      <text:p text:style-name="P26">&lt;Y obrAs do mul tEO tru.&gt;</text:p>
      <text:p text:style-name="P9"/>
      <text:p text:style-name="P9">"You have been owning the night."</text:p>
      <text:p text:style-name="P25">&lt;Y brAs do mul tEO tru.&gt;</text:p>
      <text:p text:style-name="P9"/>
      <text:p text:style-name="P9">“You will be owning the night.”</text:p>
      <text:p text:style-name="P24">&lt;Y brAso do mul tEO tru.&gt;</text:p>
      <text:p text:style-name="P13"/>
      <text:p text:style-name="P14">“Will you have owned the night?”</text:p>
      <text:p text:style-name="P24">&lt;?ton brAso do mul tEO tru.&gt;</text:p>
      <text:p text:style-name="P55">Numbers</text:p>
      <text:p text:style-name="P9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12"/>
        <table:table-column table:style-name="Table5.M"/>
        <table:table-row table:style-name="Table5.1">
          <table:table-cell table:style-name="Table5.A1" office:value-type="string">
            <text:p text:style-name="P52">0</text:p>
          </table:table-cell>
          <table:table-cell table:style-name="Table5.A1" office:value-type="string">
            <text:p text:style-name="P52">1</text:p>
          </table:table-cell>
          <table:table-cell table:style-name="Table5.A1" office:value-type="string">
            <text:p text:style-name="P52">2</text:p>
          </table:table-cell>
          <table:table-cell table:style-name="Table5.A1" office:value-type="string">
            <text:p text:style-name="P52">3</text:p>
          </table:table-cell>
          <table:table-cell table:style-name="Table5.A1" office:value-type="string">
            <text:p text:style-name="P52">4</text:p>
          </table:table-cell>
          <table:table-cell table:style-name="Table5.A1" office:value-type="string">
            <text:p text:style-name="P52">5</text:p>
          </table:table-cell>
          <table:table-cell table:style-name="Table5.A1" office:value-type="string">
            <text:p text:style-name="P52">6</text:p>
          </table:table-cell>
          <table:table-cell table:style-name="Table5.A1" office:value-type="string">
            <text:p text:style-name="P52">7</text:p>
          </table:table-cell>
          <table:table-cell table:style-name="Table5.A1" office:value-type="string">
            <text:p text:style-name="P52">8</text:p>
          </table:table-cell>
          <table:table-cell table:style-name="Table5.A1" office:value-type="string">
            <text:p text:style-name="P52">9</text:p>
          </table:table-cell>
          <table:table-cell table:style-name="Table5.A1" office:value-type="string">
            <text:p text:style-name="P52">10</text:p>
          </table:table-cell>
          <table:table-cell table:style-name="Table5.A1" office:value-type="string">
            <text:p text:style-name="P52">11</text:p>
          </table:table-cell>
          <table:table-cell table:style-name="Table5.A1" office:value-type="string">
            <text:p text:style-name="P54"><text:span text:style-name="T18">12</text:span><text:span text:style-name="T19">1</text:span></text:p>
          </table:table-cell>
        </table:table-row>
        <table:table-row table:style-name="Table5.1">
          <table:table-cell table:style-name="Table5.A2" office:value-type="string">
            <text:p text:style-name="P53">0</text:p>
          </table:table-cell>
          <table:table-cell table:style-name="Table5.A2" office:value-type="string">
            <text:p text:style-name="P53">1</text:p>
          </table:table-cell>
          <table:table-cell table:style-name="Table5.A2" office:value-type="string">
            <text:p text:style-name="P53">2</text:p>
          </table:table-cell>
          <table:table-cell table:style-name="Table5.A2" office:value-type="string">
            <text:p text:style-name="P53">3</text:p>
          </table:table-cell>
          <table:table-cell table:style-name="Table5.A2" office:value-type="string">
            <text:p text:style-name="P53">4</text:p>
          </table:table-cell>
          <table:table-cell table:style-name="Table5.A2" office:value-type="string">
            <text:p text:style-name="P53">5</text:p>
          </table:table-cell>
          <table:table-cell table:style-name="Table5.A2" office:value-type="string">
            <text:p text:style-name="P53">6</text:p>
          </table:table-cell>
          <table:table-cell table:style-name="Table5.A2" office:value-type="string">
            <text:p text:style-name="P53">7</text:p>
          </table:table-cell>
          <table:table-cell table:style-name="Table5.A2" office:value-type="string">
            <text:p text:style-name="P53">8</text:p>
          </table:table-cell>
          <table:table-cell table:style-name="Table5.A2" office:value-type="string">
            <text:p text:style-name="P53">E</text:p>
          </table:table-cell>
          <table:table-cell table:style-name="Table5.A2" office:value-type="string">
            <text:p text:style-name="P53">A</text:p>
          </table:table-cell>
          <table:table-cell table:style-name="Table5.A2" office:value-type="string">
            <text:p text:style-name="P53">U</text:p>
          </table:table-cell>
          <table:table-cell table:style-name="Table5.A2" office:value-type="string">
            <text:p text:style-name="P53">I</text:p>
          </table:table-cell>
        </table:table-row>
      </table:table>
      <text:p text:style-name="P2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54"><text:span text:style-name="T18">12</text:span><text:span text:style-name="T19">2</text:span></text:p>
          </table:table-cell>
          <table:table-cell table:style-name="Table1.A1" office:value-type="string">
            <text:p text:style-name="P54"><text:span text:style-name="T18">12</text:span><text:span text:style-name="T19">3</text:span></text:p>
          </table:table-cell>
          <table:table-cell table:style-name="Table1.A1" office:value-type="string">
            <text:p text:style-name="P54"><text:span text:style-name="T18">12</text:span><text:span text:style-name="T19">4</text:span></text:p>
          </table:table-cell>
          <table:table-cell table:style-name="Table1.A1" office:value-type="string">
            <text:p text:style-name="P54"><text:span text:style-name="T18">12</text:span><text:span text:style-name="T19">5</text:span></text:p>
          </table:table-cell>
          <table:table-cell table:style-name="Table1.A1" office:value-type="string">
            <text:p text:style-name="P54"><text:span text:style-name="T18">12</text:span><text:span text:style-name="T19">6</text:span></text:p>
          </table:table-cell>
          <table:table-cell table:style-name="Table1.A1" office:value-type="string">
            <text:p text:style-name="P54"><text:span text:style-name="T18">12</text:span><text:span text:style-name="T19">7</text:span></text:p>
          </table:table-cell>
          <table:table-cell table:style-name="Table1.A1" office:value-type="string">
            <text:p text:style-name="P54"><text:span text:style-name="T18">12</text:span><text:span text:style-name="T19">8</text:span></text:p>
          </table:table-cell>
          <table:table-cell table:style-name="Table1.A1" office:value-type="string">
            <text:p text:style-name="P54"><text:span text:style-name="T18">12</text:span><text:span text:style-name="T19">9</text:span></text:p>
          </table:table-cell>
        </table:table-row>
        <table:table-row table:style-name="Table1.1">
          <table:table-cell table:style-name="Table1.A2" office:value-type="string">
            <text:p text:style-name="P53">k</text:p>
          </table:table-cell>
          <table:table-cell table:style-name="Table1.A2" office:value-type="string">
            <text:p text:style-name="P53">n</text:p>
          </table:table-cell>
          <table:table-cell table:style-name="Table1.A2" office:value-type="string">
            <text:p text:style-name="P53">m</text:p>
          </table:table-cell>
          <table:table-cell table:style-name="Table1.A2" office:value-type="string">
            <text:p text:style-name="P53">s</text:p>
          </table:table-cell>
          <table:table-cell table:style-name="Table1.A2" office:value-type="string">
            <text:p text:style-name="P53">j</text:p>
          </table:table-cell>
          <table:table-cell table:style-name="Table1.A2" office:value-type="string">
            <text:p text:style-name="P53">r</text:p>
          </table:table-cell>
          <table:table-cell table:style-name="Table1.A2" office:value-type="string">
            <text:p text:style-name="P53">g</text:p>
          </table:table-cell>
          <table:table-cell table:style-name="Table1.A2" office:value-type="string">
            <text:p text:style-name="P53">l</text:p>
          </table:table-cell>
        </table:table-row>
      </table:table>
      <text:p text:style-name="P1"><text:soft-page-break/></text:p>
      <table:table table:name="Table2" table:style-name="Table2">
        <table:table-column table:style-name="Table2.A" table:number-columns-repeated="8"/>
        <table:table-row table:style-name="Table2.1">
          <table:table-cell table:style-name="Table2.A1" office:value-type="string">
            <text:p text:style-name="P54"><text:span text:style-name="T18">12</text:span><text:span text:style-name="T19">10</text:span></text:p>
          </table:table-cell>
          <table:table-cell table:style-name="Table2.A1" office:value-type="string">
            <text:p text:style-name="P54"><text:span text:style-name="T18">12</text:span><text:span text:style-name="T19">11</text:span></text:p>
          </table:table-cell>
          <table:table-cell table:style-name="Table2.A1" office:value-type="string">
            <text:p text:style-name="P54"><text:span text:style-name="T18">12</text:span><text:span text:style-name="T19">12</text:span></text:p>
          </table:table-cell>
          <table:table-cell table:style-name="Table2.A1" office:value-type="string">
            <text:p text:style-name="P54"><text:span text:style-name="T18">12</text:span><text:span text:style-name="T19">13</text:span></text:p>
          </table:table-cell>
          <table:table-cell table:style-name="Table2.A1" office:value-type="string">
            <text:p text:style-name="P54"><text:span text:style-name="T18">12</text:span><text:span text:style-name="T19">14</text:span></text:p>
          </table:table-cell>
          <table:table-cell table:style-name="Table2.A1" office:value-type="string">
            <text:p text:style-name="P54"><text:span text:style-name="T18">12</text:span><text:span text:style-name="T19">15</text:span></text:p>
          </table:table-cell>
          <table:table-cell table:style-name="Table2.A1" office:value-type="string">
            <text:p text:style-name="P54"><text:span text:style-name="T18">12</text:span><text:span text:style-name="T19">16</text:span></text:p>
          </table:table-cell>
          <table:table-cell table:style-name="Table2.A1" office:value-type="string">
            <text:p text:style-name="P54"><text:span text:style-name="T18">12</text:span><text:span text:style-name="T19">17</text:span></text:p>
          </table:table-cell>
        </table:table-row>
        <table:table-row table:style-name="Table2.1">
          <table:table-cell table:style-name="Table2.A2" office:value-type="string">
            <text:p text:style-name="P53">F</text:p>
          </table:table-cell>
          <table:table-cell table:style-name="Table2.A2" office:value-type="string">
            <text:p text:style-name="P53">t</text:p>
          </table:table-cell>
          <table:table-cell table:style-name="Table2.A2" office:value-type="string">
            <text:p text:style-name="P53">D</text:p>
          </table:table-cell>
          <table:table-cell table:style-name="Table2.A2" office:value-type="string">
            <text:p text:style-name="P53">P</text:p>
          </table:table-cell>
          <table:table-cell table:style-name="Table2.A2" office:value-type="string">
            <text:p text:style-name="P53">C</text:p>
          </table:table-cell>
          <table:table-cell table:style-name="Table2.A2" office:value-type="string">
            <text:p text:style-name="P53">H</text:p>
          </table:table-cell>
          <table:table-cell table:style-name="Table2.A2" office:value-type="string">
            <text:p text:style-name="P53">T</text:p>
          </table:table-cell>
          <table:table-cell table:style-name="Table2.A2" office:value-type="string">
            <text:p text:style-name="P53">S</text:p>
          </table:table-cell>
        </table:table-row>
      </table:table>
      <text:p text:style-name="P48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54"><text:span text:style-name="T18">12</text:span><text:span text:style-name="T19">18</text:span></text:p>
          </table:table-cell>
          <table:table-cell table:style-name="Table3.A1" office:value-type="string">
            <text:p text:style-name="P54"><text:span text:style-name="T18">12</text:span><text:span text:style-name="T19">19</text:span></text:p>
          </table:table-cell>
          <table:table-cell table:style-name="Table3.A1" office:value-type="string">
            <text:p text:style-name="P54"><text:span text:style-name="T18">12</text:span><text:span text:style-name="T19">20</text:span></text:p>
          </table:table-cell>
          <table:table-cell table:style-name="Table3.A1" office:value-type="string">
            <text:p text:style-name="P54"><text:span text:style-name="T18">12</text:span><text:span text:style-name="T19">21</text:span></text:p>
          </table:table-cell>
          <table:table-cell table:style-name="Table3.A1" office:value-type="string">
            <text:p text:style-name="P54"><text:span text:style-name="T18">12</text:span><text:span text:style-name="T19">22</text:span></text:p>
          </table:table-cell>
          <table:table-cell table:style-name="Table3.A1" office:value-type="string">
            <text:p text:style-name="P54"><text:span text:style-name="T18">12</text:span><text:span text:style-name="T19">23</text:span></text:p>
          </table:table-cell>
          <table:table-cell table:style-name="Table3.A1" office:value-type="string">
            <text:p text:style-name="P54"><text:span text:style-name="T18">12</text:span><text:span text:style-name="T19">24</text:span></text:p>
          </table:table-cell>
          <table:table-cell table:style-name="Table3.A1" office:value-type="string">
            <text:p text:style-name="P54"><text:span text:style-name="T18">12</text:span><text:span text:style-name="T19">25</text:span></text:p>
          </table:table-cell>
        </table:table-row>
        <table:table-row table:style-name="Table3.1">
          <table:table-cell table:style-name="Table3.A2" office:value-type="string">
            <text:p text:style-name="P53">B</text:p>
          </table:table-cell>
          <table:table-cell table:style-name="Table3.A2" office:value-type="string">
            <text:p text:style-name="P53">L</text:p>
          </table:table-cell>
          <table:table-cell table:style-name="Table3.A2" office:value-type="string">
            <text:p text:style-name="P53">V</text:p>
          </table:table-cell>
          <table:table-cell table:style-name="Table3.A2" office:value-type="string">
            <text:p text:style-name="P53">z</text:p>
          </table:table-cell>
          <table:table-cell table:style-name="Table3.A2" office:value-type="string">
            <text:p text:style-name="P53">h</text:p>
          </table:table-cell>
          <table:table-cell table:style-name="Table3.A2" office:value-type="string">
            <text:p text:style-name="P53">Z</text:p>
          </table:table-cell>
          <table:table-cell table:style-name="Table3.A2" office:value-type="string">
            <text:p text:style-name="P53">X</text:p>
          </table:table-cell>
          <table:table-cell table:style-name="Table3.A2" office:value-type="string">
            <text:p text:style-name="P53">N</text:p>
          </table:table-cell>
        </table:table-row>
      </table:table>
      <text:p text:style-name="P48"/>
      <text:p text:style-name="P13">If necessary, numbers are marked with the <text:span text:style-name="T24">;</text:span> symbol.</text:p>
      <text:p text:style-name="P1"/>
      <text:p text:style-name="P23"><text:span text:style-name="T10">;</text:span><text:span text:style-name="T7">1cn3</text:span></text:p>
      <text:p text:style-name="P24">;1ccn</text:p>
      <text:p text:style-name="P15"/>
      <text:p text:style-name="P15">“12:37”</text:p>
      <text:p text:style-name="P24">12:37</text:p>
      <text:p text:style-name="P9"/>
      <text:p text:style-name="P13"><text:span text:style-name="T39">Positional terms like "1st" and modifiers like "double" are formed with the word for position: </text:span><text:span text:style-name="T45">ok</text:span><text:span text:style-name="T39">, a number name, and the ending </text:span><text:span text:style-name="T45">s</text:span><text:span text:style-name="T39">.</text:span></text:p>
      <text:p text:style-name="P11"/>
      <text:p text:style-name="P13"><text:span text:style-name="T39">The word for "double" or "2nd" is </text:span><text:span text:style-name="T46">o</text:span><text:span text:style-name="T45">kYs</text:span><text:span text:style-name="T39">.</text:span></text:p>
      <text:p text:style-name="P9"/>
      <text:p text:style-name="P13"><text:span text:style-name="T39">1,213 = 858</text:span><text:span text:style-name="T49">12</text:span></text:p>
      <text:p text:style-name="P19">#858</text:p>
      <text:p text:style-name="P9">"Eight 'hundred' five 'ten' eight"</text:p>
      <text:p text:style-name="P19">b8nO z5I bi</text:p>
      <text:p text:style-name="P55">Words for Love &amp; Hate</text:p>
      <text:p text:style-name="P42">“Love and Hate”</text:p>
      <text:p text:style-name="P35">w an o</text:p>
      <text:p text:style-name="P37"/>
      <text:p text:style-name="P43"><text:soft-page-break/><text:span text:style-name="T5">1. </text:span><text:span text:style-name="T31">Love</text:span></text:p>
      <text:p text:style-name="P43"><text:span text:style-name="T5">2. Om</text:span><text:span text:style-name="T31"> – Spiritual Love</text:span></text:p>
      <text:p text:style-name="P43"><text:span text:style-name="T5">3. sOm </text:span><text:span text:style-name="T31">– </text:span><text:span text:style-name="T32">Love of the ideal self</text:span></text:p>
      <text:p text:style-name="P43"><text:span text:style-name="T35">3. hOm</text:span><text:span text:style-name="T32"> – Love of community</text:span></text:p>
      <text:p text:style-name="P43"><text:span text:style-name="T35">3. vOem</text:span><text:span text:style-name="T32"> – Love of Life/Spirit</text:span></text:p>
      <text:p text:style-name="P43"><text:span text:style-name="T35">3. LxOm</text:span><text:span text:style-name="T31"> – </text:span><text:span text:style-name="T32">Love of God/Soul</text:span></text:p>
      <text:p text:style-name="P43"><text:span text:style-name="T5">2. vO</text:span><text:span text:style-name="T31"> – Carnal Love</text:span></text:p>
      <text:p text:style-name="P43"><text:span text:style-name="T5">3. vLU </text:span><text:span text:style-name="T31">– Romantic love</text:span></text:p>
      <text:p text:style-name="P43"><text:span text:style-name="T5">3. arvO</text:span><text:span text:style-name="T31"> – </text:span><text:span text:style-name="T32">Friendship love</text:span></text:p>
      <text:p text:style-name="P43"><text:span text:style-name="T35">3. volo</text:span><text:span text:style-name="T5"> </text:span><text:span text:style-name="T31">– </text:span><text:span text:style-name="T32">Love of animals</text:span></text:p>
      <text:p text:style-name="P43"><text:span text:style-name="T35">3. vono</text:span><text:span text:style-name="T31"> – </text:span><text:span text:style-name="T32">Love of nature</text:span></text:p>
      <text:p text:style-name="P43"><text:span text:style-name="T5">1. I -</text:span><text:span text:style-name="T31"> Hate</text:span></text:p>
      <text:p text:style-name="P44"><text:span text:style-name="T5">2. vI</text:span><text:span text:style-name="T31"> – Spiritual Hate</text:span></text:p>
      <text:p text:style-name="P44"><text:span text:style-name="T5">3. vIl</text:span><text:span text:style-name="T31"> - Hatred of the evil self</text:span></text:p>
      <text:p text:style-name="P44"><text:span text:style-name="T5">3. vIv</text:span><text:span text:style-name="T31"> - Hatred of God</text:span></text:p>
      <text:p text:style-name="P44"><text:span text:style-name="T5">3. nIl</text:span><text:span text:style-name="T31"> - Hatred of Life</text:span></text:p>
      <text:p text:style-name="P44"><text:span text:style-name="T5">3. hIv</text:span><text:span text:style-name="T31"> - Hatred of community</text:span></text:p>
      <text:p text:style-name="P43"><text:span text:style-name="T5">2. Im</text:span><text:span text:style-name="T31"> – Carnal Hate</text:span></text:p>
      <text:p text:style-name="P43"><text:span text:style-name="T5">3. slIm</text:span><text:span text:style-name="T31"> – Hatred of Love</text:span></text:p>
      <text:p text:style-name="P43"><text:span text:style-name="T5">3. slIm</text:span><text:span text:style-name="T31"> – Betrayal</text:span></text:p>
      <text:p text:style-name="P43"><text:span text:style-name="T5">3. slIm</text:span><text:span text:style-name="T31"> – Betrayal</text:span></text:p>
      <text:p text:style-name="P43"><text:span text:style-name="T5">3. slIm</text:span><text:span text:style-name="T31"> – Betrayal</text:span></text:p>
      <text:p text:style-name="P55">Examples</text:p>
      <text:p text:style-name="P34">Aono and Ecssiah</text:p>
      <text:p text:style-name="P72">AOnO an ekssEo</text:p>
      <text:p text:style-name="P39"/>
      <text:p text:style-name="P39">Good and Evil</text:p>
      <text:p text:style-name="P35"><text:span text:style-name="T36">A</text:span><text:span text:style-name="T36">o</text:span><text:span text:style-name="T36">n an g</text:span><text:span text:style-name="T36">W</text:span></text:p>
      <text:p text:style-name="P39"/>
      <text:p text:style-name="P38">Beginning and Ending</text:p>
      <text:p text:style-name="P45"><text:span text:style-name="T3">o</text:span><text:span text:style-name="T3">k</text:span><text:span text:style-name="T3"> </text:span><text:span text:style-name="T3">a</text:span><text:span text:style-name="T3">n </text:span><text:span text:style-name="T3">ks</text:span><text:span text:style-name="T3">o</text:span></text:p>
      <text:p text:style-name="P38"/>
      <text:p text:style-name="P40"><text:span text:style-name="T38">Female</text:span> and <text:span text:style-name="T38">Male</text:span></text:p>
      <text:p text:style-name="P45"><text:soft-page-break/><text:span text:style-name="T12">ne</text:span><text:span text:style-name="T12">W</text:span><text:span text:style-name="T12">s an sOen</text:span></text:p>
      <text:p text:style-name="P73"/>
      <text:p text:style-name="P40">Spirit and Soul</text:p>
      <text:p text:style-name="P29">sun an Aden</text:p>
      <text:p text:style-name="P39"/>
      <text:p text:style-name="P40">Just </text:p>
      <text:p text:style-name="P46">Ion</text:p>
      <text:p text:style-name="P40"/>
      <text:p text:style-name="P40">Justice</text:p>
      <text:p text:style-name="P30">Iono</text:p>
      <text:p text:style-name="P40"/>
      <text:p text:style-name="P40">Good</text:p>
      <text:p text:style-name="P30">Aon</text:p>
      <text:p text:style-name="P40"/>
      <text:p text:style-name="P40">Peace</text:p>
      <text:p text:style-name="P36"><text:span text:style-name="T1">I</text:span><text:span text:style-name="T1">on</text:span><text:span text:style-name="T1">u</text:span></text:p>
      <text:p text:style-name="P40"/>
      <text:p text:style-name="P40">Happiness</text:p>
      <text:p text:style-name="P46">Aono</text:p>
      <text:p text:style-name="P40"/>
      <text:p text:style-name="P40">Jarl</text:p>
      <text:p text:style-name="P45"><text:span text:style-name="T3">E</text:span><text:span text:style-name="T3">orul</text:span></text:p>
      <text:p text:style-name="P39"/>
      <text:p text:style-name="P39">Hierarchy, pyramid</text:p>
      <text:p text:style-name="P45"><text:span text:style-name="T1">k</text:span><text:span text:style-name="T1">r</text:span><text:span text:style-name="T1">o</text:span><text:span text:style-name="T1">u</text:span><text:span text:style-name="T1">n</text:span></text:p>
      <text:p text:style-name="P39"/>
      <text:p text:style-name="P40">"We own the night."</text:p>
      <text:p text:style-name="P30">&lt;sU brAs tEO tru.&gt;</text:p>
      <text:p text:style-name="P41"/>
      <text:p text:style-name="P41">"We own nights."</text:p>
      <text:p text:style-name="P45"><text:soft-page-break/><text:span text:style-name="T2">&lt;s</text:span><text:span text:style-name="T33">U</text:span><text:span text:style-name="T2"> brAs teo tum.&gt;</text:span></text:p>
      <text:p text:style-name="P41"/>
      <text:p text:style-name="P41">"Nights, we own."</text:p>
      <text:p text:style-name="P45"><text:span text:style-name="T2">&lt;teo tum po s</text:span><text:span text:style-name="T33">U</text:span><text:span text:style-name="T2"> brAs.&gt;</text:span></text:p>
      <text:p text:style-name="P45"><text:span text:style-name="T2">&lt;teo po tum s</text:span><text:span text:style-name="T33">U</text:span><text:span text:style-name="T2"> brAs.&gt;</text:span></text:p>
      <text:p text:style-name="P41"/>
      <text:p text:style-name="P41">"They wrote the document."</text:p>
      <text:p text:style-name="P47"><text:span text:style-name="T39">&lt;s</text:span><text:span text:style-name="T37">U</text:span><text:span text:style-name="T39">nu ocr</text:span><text:span text:style-name="T37">U</text:span><text:span text:style-name="T39">s pasen tru.&gt;</text:span></text:p>
      <text:p text:style-name="P41"/>
      <text:p text:style-name="P40">"I will write the document."</text:p>
      <text:p text:style-name="P45"><text:span text:style-name="T3">&lt;k</text:span><text:span text:style-name="T3">rUso pasen tru.&gt;</text:span></text:p>
      <text:p text:style-name="P40"/>
      <text:p text:style-name="P40">Literal: "Their document has zero principles."</text:p>
      <text:p text:style-name="P40">Natural: "Their document has no principles."</text:p>
      <text:p text:style-name="P45"><text:span text:style-name="T3">&lt;pasen s</text:span><text:span text:style-name="T34">U</text:span><text:span text:style-name="T3">nu es avum lo</text:span><text:span text:style-name="T3">k</text:span><text:span text:style-name="T3">us o tum.&gt;</text:span></text:p>
      <text:p text:style-name="P33"/>
      <text:p text:style-name="P40">"Our document has good principles."</text:p>
      <text:p text:style-name="P35"><text:span text:style-name="T41">&lt;pasen s</text:span><text:span text:style-name="T36">U</text:span><text:span text:style-name="T41"> es avum locus aon tum.&gt;</text:span></text:p>
      <text:p text:style-name="P40"/>
      <text:p text:style-name="P42">"I began at the beginning."</text:p>
      <text:p text:style-name="P45"><text:span text:style-name="T5">&lt;O</text:span><text:span text:style-name="T5">k</text:span><text:span text:style-name="T35">O</text:span><text:span text:style-name="T5">s o</text:span><text:span text:style-name="T5">k</text:span><text:span text:style-name="T35">O</text:span><text:span text:style-name="T5">s dos tru.&gt;</text:span></text:p>
      <text:p text:style-name="P42"/>
      <text:p text:style-name="P42">"I will end at the ending."</text:p>
      <text:p text:style-name="P35"><text:span text:style-name="T29">&lt;o</text:span><text:span text:style-name="T29">k</text:span><text:span text:style-name="T29">moso o</text:span><text:span text:style-name="T29">k</text:span><text:span text:style-name="T29">mos dos tru.&gt;</text:span></text:p>
      <text:p text:style-name="P42"/>
      <text:p text:style-name="P42">"Are you writing a document?"</text:p>
      <text:p text:style-name="P45"><text:soft-page-break/><text:span text:style-name="T5">&lt;?ton </text:span><text:span text:style-name="T5">k</text:span><text:span text:style-name="T5">r</text:span><text:span text:style-name="T35">U</text:span><text:span text:style-name="T5">s mul pasen tru.&gt;</text:span></text:p>
      <text:p text:style-name="P42"/>
      <text:p text:style-name="P42">"Yes, I am writing a document."</text:p>
      <text:p text:style-name="P45"><text:span text:style-name="T5">&lt;Z</text:span><text:span text:style-name="T5">u, </text:span><text:span text:style-name="T5">k</text:span><text:span text:style-name="T5">r</text:span><text:span text:style-name="T35">U</text:span><text:span text:style-name="T5">s mul pasen tru.&gt;</text:span></text:p>
      <text:p text:style-name="P42"/>
      <text:p text:style-name="P42">"He/She has good intentions."</text:p>
      <text:p text:style-name="P45"><text:span text:style-name="T5">&lt;sonu avum </text:span><text:span text:style-name="T5">W</text:span><text:span text:style-name="T5">tos aon </text:span><text:span text:style-name="T35">etru</text:span><text:span text:style-name="T5">.&gt;</text:span></text:p>
      <text:p text:style-name="P42"/>
      <text:p text:style-name="P42">"Are those people evil?"</text:p>
      <text:p text:style-name="P45"><text:span text:style-name="T5">&lt;?sE s</text:span><text:span text:style-name="T35">U</text:span><text:span text:style-name="T5">n</text:span><text:span text:style-name="T5">u</text:span><text:span text:style-name="T5"> g</text:span><text:span text:style-name="T35">W</text:span><text:span text:style-name="T5">.&gt;</text:span></text:p>
      <text:p text:style-name="P42"/>
      <text:p text:style-name="P42">"No, these people are good."</text:p>
      <text:p text:style-name="P45"><text:span text:style-name="T5">&lt;Zo, sE s</text:span><text:span text:style-name="T35">U</text:span><text:span text:style-name="T5">nu a</text:span><text:span text:style-name="T5">O</text:span><text:span text:style-name="T5">n.&gt;</text:span></text:p>
      <text:p text:style-name="P42"/>
      <text:p text:style-name="P42">"I will stress the principles."</text:p>
      <text:p text:style-name="P45"><text:span text:style-name="T5">&lt;zIfo lokus </text:span><text:span text:style-name="T35">etru</text:span><text:span text:style-name="T5">.&gt;</text:span></text:p>
      <text:p text:style-name="P32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1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3-12-04T14:58:29</dc:date>
    <meta:editing-duration>P2DT23H59M14S</meta:editing-duration>
    <meta:editing-cycles>403</meta:editing-cycles>
    <meta:generator>OpenOffice/4.1.14$Unix OpenOffice.org_project/4114m1$Build-9811</meta:generator>
    <dc:creator>Michael Chapman</dc:creator>
    <meta:document-statistic meta:table-count="5" meta:image-count="0" meta:object-count="0" meta:page-count="12" meta:paragraph-count="320" meta:word-count="939" meta:character-count="4358"/>
  </office:meta>
</office:document-meta>
</file>